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font-name="Helvetica" fo:font-size="12pt" fo:letter-spacing="normal" fo:font-style="normal" fo:font-weight="normal" officeooo:paragraph-rsid="00097946" style:font-size-asian="12pt" style:font-weight-asian="bold" style:font-size-complex="12pt" style:font-weight-complex="bold"/>
    </style:style>
    <style:style style:name="P2" style:family="paragraph" style:parent-style-name="Standard">
      <style:text-properties fo:font-variant="normal" fo:text-transform="none" fo:color="#000000" style:font-name="Helvetica" fo:font-size="12pt" fo:letter-spacing="normal" fo:font-style="normal" fo:font-weight="normal" officeooo:rsid="00097946" officeooo:paragraph-rsid="00097946" style:font-size-asian="12pt" style:font-weight-asian="bold" style:font-size-complex="12pt" style:font-weight-complex="bold"/>
    </style:style>
    <style:style style:name="P3" style:family="paragraph" style:parent-style-name="Standard" style:list-style-name="L1">
      <style:text-properties fo:font-variant="normal" fo:text-transform="none" fo:color="#000000" style:font-name="Helvetica" fo:font-size="12pt" fo:letter-spacing="normal" fo:font-style="normal" fo:font-weight="normal" officeooo:rsid="00097946" officeooo:paragraph-rsid="00097946"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uidelines for executing code:</text:p>
      <text:list xml:id="list6821164386691777963" text:style-name="L1">
        <text:list-item>
          <text:p text:style-name="P3">Code run on matlab r2018a</text:p>
          <text:p text:style-name="P3"/>
        </text:list-item>
      </text:list>
      <text:p text:style-name="P1"/>
      <text:p text:style-name="P1">1. Moire pattern - In mathematics, physics, and art, moire patterns are large-scale interference patterns that can be produced when an opaque ruled pattern with transparent gaps is overlaid on another similar pattern. For the moiré interference pattern to appear, the two patterns must not be completely identical, but rather displaced, rotated or have slightly different pitch. Moire patters were observed on downsampling the images.</text:p>
      <text:p text:style-name="P1"/>
      <text:p text:style-name="P1">2. Bilinear Interpolation – The original image is resized to a larger size though it still looks smooth. This is because of the bilinear interpolation which has been carried out. Bilinear interpolation is a weighted average of the 4 grid corner pixel values, the grid being the one in which the point lies.</text:p>
      <text:p text:style-name="P1"/>
      <text:p text:style-name="P1">3. Nearest Neighbor Interpolation – The original image is resized to a larger image and interpolated using nearest neighbor interpolation. This interpolation picks the value of the pixel closest to the point. Thus it results in very sharp changes in intensity values and the picture doesn’t look smoo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6T23:34:27.234891081</meta:creation-date>
    <dc:date>2018-08-06T23:36:05.188772783</dc:date>
    <meta:editing-duration>PT1M38S</meta:editing-duration>
    <meta:editing-cycles>1</meta:editing-cycles>
    <meta:document-statistic meta:table-count="0" meta:image-count="0" meta:object-count="0" meta:page-count="1" meta:paragraph-count="6" meta:word-count="175" meta:character-count="1100" meta:non-whitespace-character-count="930"/>
    <meta:generator>LibreOffice/5.1.6.2$Linux_X86_64 LibreOffice_project/10m0$Build-2</meta:generator>
  </office:meta>
</office:document-meta>
</file>